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color="#ffffff" draw:textarea-vertical-align="middle" fo:padding-top="0.151cm" fo:padding-bottom="0.151cm" fo:padding-left="0.276cm" fo:padding-right="0.276cm"/>
    </style:style>
    <style:style style:name="gr2" style:family="graphic" style:parent-style-name="standard">
      <style:graphic-properties svg:stroke-color="#000000" draw:fill-color="#000000"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P1" style:family="paragraph">
      <loext:graphic-properties draw:fill-color="#ffffff"/>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text-properties style:font-name="DejaVu Sans" fo:font-size="9pt" style:font-size-asian="9pt" style:font-size-complex="9pt"/>
    </style:style>
    <style:style style:name="P4" style:family="paragraph">
      <loext:graphic-properties draw:fill="solid"/>
      <style:paragraph-properties fo:text-align="center"/>
    </style:style>
    <style:style style:name="T1" style:family="text">
      <style:text-properties style:font-name="DejaVu San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path draw:style-name="gr1" draw:text-style-name="P1" draw:layer="layout" svg:width="3.395cm" svg:height="3.833cm" svg:x="9.445cm" svg:y="11.39cm" svg:viewBox="0 0 3396 3834" svg:d="M1719 264c-166-46-313 53-454 114-142 61-283 138-390 251-128 136-260 270-403 391-134 114-211 252-303 391-86 129-101 297-126 453-26 158-56 320-37 479 16 134 67 263 113 391 51 143 104 294 201 415 105 132 220 264 366 353 132 80 267 166 416 214 132 42 249 138 403 114 136-21 278 8 416-13 139-22 281-60 403-139 125-81 263-147 403-201 168-64 175-248 252-378 73-122 101-258 139-391 39-134 69-275 63-415-6-155 105-251 113-404 7-134 92-256 101-390 10-145-32-288-89-416-62-140-150-261-277-365-127-103-186-277-315-378-131-103-180-282-352-328l-126-12-126 12-38 13z">
            <text:p/>
          </draw:path>
          <draw:path draw:style-name="gr1" draw:text-style-name="P1" draw:layer="layout" svg:width="3.457cm" svg:height="4.364cm" svg:x="3.742cm" svg:y="11.7cm" svg:viewBox="0 0 3458 4365" svg:d="M1339 223c-199 31-406-67-576 149-148 189-275 378-353 594-69 192-93 411-55 613 42 222-31 400-112 594-88 212-150 389-204 594-50 190-66 412 37 594 109 193 228 366 334 576 128 254 298 301 502 371 188 64 459 107 594-56 171-206 339-359 520-538 176-174 377-326 594-446 218-120 315-356 483-520 174-169 218-388 297-594 73-190 81-408 0-594-81-188-157-374-223-576-82-252-364-366-539-557-164-179-443-172-594-371l-204-56-186 75-93 111z">
            <text:p/>
          </draw:path>
          <draw:custom-shape draw:style-name="gr2" draw:text-style-name="P2" draw:layer="layout" svg:width="0.2cm" svg:height="0.2cm" svg:x="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1.615cm" svg:height="0.624cm" svg:x="4.4cm" svg:y="12.1cm">
            <draw:text-box>
              <text:p><text:span text:style-name="T1">Helena</text:span></text:p>
            </draw:text-box>
          </draw:frame>
          <draw:custom-shape draw:style-name="gr2" draw:text-style-name="P2" draw:layer="layout" svg:width="0.2cm" svg:height="0.2cm" svg:x="5.301cm" svg:y="14.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1.789cm" svg:height="0.624cm" svg:x="4.501cm" svg:y="13.5cm">
            <draw:text-box>
              <text:p><text:span text:style-name="T1">Ronaldo</text:span></text:p>
            </draw:text-box>
          </draw:frame>
          <draw:custom-shape draw:style-name="gr2" draw:text-style-name="P2" draw:layer="layout" svg:width="0.2cm" svg:height="0.2cm" svg:x="4.802cm" svg:y="1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1.471cm" svg:height="0.624cm" svg:x="4.202cm" svg:y="15.1cm">
            <draw:text-box>
              <text:p><text:span text:style-name="T1">Heitor</text:span></text:p>
            </draw:text-box>
          </draw:frame>
          <draw:custom-shape draw:style-name="gr2" draw:text-style-name="P2" draw:layer="layout" svg:width="0.2cm" svg:height="0.2cm" svg:x="11.001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212cm" svg:height="0.624cm" svg:x="10.401cm" svg:y="12.101cm">
            <draw:text-box>
              <text:p><text:span text:style-name="T1">Cuba Libre</text:span></text:p>
            </draw:text-box>
          </draw:frame>
          <draw:custom-shape draw:style-name="gr2" draw:text-style-name="P2" draw:layer="layout" svg:width="0.2cm" svg:height="0.2cm" svg:x="10.501cm" svg:y="14.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119cm" svg:height="0.624cm" svg:x="9.901cm" svg:y="13.502cm">
            <draw:text-box>
              <text:p><text:span text:style-name="T1">Caipirinha</text:span></text:p>
            </draw:text-box>
          </draw:frame>
          <draw:line draw:style-name="gr4" draw:text-style-name="P4" draw:layer="layout" svg:x1="5.2cm" svg:y1="12.8cm" svg:x2="10.5cm" svg:y2="14.2cm">
            <text:p/>
          </draw:line>
          <draw:line draw:style-name="gr4" draw:text-style-name="P4" draw:layer="layout" svg:x1="5.5cm" svg:y1="14.2cm" svg:x2="10.5cm" svg:y2="14.3cm">
            <text:p/>
          </draw:line>
          <draw:line draw:style-name="gr4" draw:text-style-name="P4" draw:layer="layout" svg:x1="4.9cm" svg:y1="14.9cm" svg:x2="11cm" svg:y2="12.8cm">
            <text:p/>
          </draw:line>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1-21T12:30:28.799000000</meta:creation-date>
    <dc:date>2021-01-21T12:41:19.338000000</dc:date>
    <meta:editing-duration>PT39S</meta:editing-duration>
    <meta:editing-cycles>1</meta:editing-cycles>
    <meta:document-statistic meta:object-count="16"/>
    <meta:generator>LibreOffice/6.4.7.2$Windows_X86_64 LibreOffice_project/639b8ac485750d5696d7590a72ef1b496725cfb5</meta:generator>
  </office:meta>
</office:document-meta>
</file>